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2019-12-01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2020-04-01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fiat"/>
          <table:table-cell table:formula="=HYPERLINK(&quot;#B1 Tax.a23:z23&quot;; 101.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fiat"/>
          <table:table-cell table:formula="=HYPERLINK(&quot;#B2 Tax.a23:z23&quot;; 126.250000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0E-15)" table:style-name="transparent_fiat"/>
          <table:table-cell table:formula="=HYPERLINK(&quot;#B3 Tax.a33:z33&quot;; &quot;SHORT&quot;)" table:style-name="transparent_default"/>
          <table:table-cell table:formula="=HYPERLINK(&quot;#B3 Tax.a33:z33&quot;; &quot;SELL&quot;)" table:style-name="transparent_default"/>
          <table:table-cell table:formula="=HYPERLINK(&quot;#B3 Tax.a33:z33&quot;; 2.00000000000)" table:style-name="transparent_crypto"/>
          <table:table-cell table:formula="=HYPERLINK(&quot;#B3 Tax.a33:z33&quot;; 25000.000000000000000)" table:style-name="transparent_fiat"/>
          <table:table-cell table:formula="=HYPERLINK(&quot;#B3 Tax.a33:z33&quot;; 25000.0000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13000.000000000000000)" table:style-name="transparent_fiat"/>
          <table:table-cell table:formula="=HYPERLINK(&quot;#B3 Tax.a33:z33&quot;; &quot;SHORT&quot;)" table:style-name="transparent_default"/>
          <table:table-cell table:formula="=HYPERLINK(&quot;#B3 Tax.a33:z33&quot;; &quot;INTEREST&quot;)" table:style-name="transparent_default"/>
          <table:table-cell table:formula="=HYPERLINK(&quot;#B3 Tax.a33:z33&quot;; 1.00000000000)" table:style-name="transparent_crypto"/>
          <table:table-cell table:formula="=HYPERLINK(&quot;#B3 Tax.a33:z33&quot;; 13000.000000000000000)" table:style-name="transparent_fiat"/>
          <table:table-cell table:formula="=HYPERLINK(&quot;#B3 Tax.a33:z33&quot;; 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13600.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2.00000000000)" table:style-name="transparent_crypto"/>
          <table:table-cell table:formula="=HYPERLINK(&quot;#B3 Tax.a30:z30&quot;; 21000.000000000000000)" table:style-name="transparent_fiat"/>
          <table:table-cell table:formula="=HYPERLINK(&quot;#B3 Tax.a30:z30&quot;; 7400.0000000000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8774.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82000000000)" table:style-name="transparent_crypto"/>
          <table:table-cell table:formula="=HYPERLINK(&quot;#B3 Tax.a30:z30&quot;; 11808.0000000000000000)" table:style-name="transparent_fiat"/>
          <table:table-cell table:formula="=HYPERLINK(&quot;#B3 Tax.a30:z30&quot;; 3034.0000000000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12000.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1.00000000000)" table:style-name="transparent_crypto"/>
          <table:table-cell table:formula="=HYPERLINK(&quot;#B3 Tax.a30:z30&quot;; 12000.0000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29.7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FEE&quot;)" table:style-name="transparent_default"/>
          <table:table-cell table:formula="=HYPERLINK(&quot;#B4 Tax.a23:z23&quot;; 3.00000000000)" table:style-name="transparent_crypto"/>
          <table:table-cell table:formula="=HYPERLINK(&quot;#B4 Tax.a23:z23&quot;; 60.00000000000000000)" table:style-name="transparent_fiat"/>
          <table:table-cell table:formula="=HYPERLINK(&quot;#B4 Tax.a23:z23&quot;; 30.3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fiat"/>
          <table:table-cell table:formula="=HYPERLINK(&quot;#B1 In-Out.a10:z10&quot;; 20.00000000000)" table:style-name="taxable_event_fiat"/>
          <table:table-cell table:formula="=HYPERLINK(&quot;#B1 In-Out.a10:z10&quot;; &quot;&quot;)" table:style-name="taxable_event_fiat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fiat"/>
          <table:table-cell table:formula="=HYPERLINK(&quot;#B1 In-Out.a4:z4&quot;; 1.00000000000)" table:style-name="acquired_lot_fiat"/>
          <table:table-cell table:formula="=HYPERLINK(&quot;#B1 In-Out.a4:z4&quot;; 101.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fiat"/>
          <table:table-cell table:formula="=HYPERLINK(&quot;#B2 In-Out.a11:z11&quot;; 2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1: 2.50000000 of 2.50000000 B2&quot;)" table:style-name="taxable_event_note_default"/>
          <table:table-cell table:formula="=HYPERLINK(&quot;#B2 In-Out.a5:z5&quot;; &quot;2020-02-01 08:41:00+00:00&quot;)" table:style-name="acquired_lot_default"/>
          <table:table-cell table:formula="=HYPERLINK(&quot;#B2 In-Out.a5:z5&quot;; 0.25)" table:style-name="acquired_lot_percent"/>
          <table:table-cell table:formula="=HYPERLINK(&quot;#B2 In-Out.a5:z5&quot;; 25.25000000000000000)" table:style-name="acquired_lot_fiat"/>
          <table:table-cell table:formula="=HYPERLINK(&quot;#B2 In-Out.a5:z5&quot;; 0.2500000000000)" table:style-name="acquired_lot_fiat"/>
          <table:table-cell table:formula="=HYPERLINK(&quot;#B2 In-Out.a5:z5&quot;; 25.25000000000000000)" table:style-name="highlighted_fiat"/>
          <table:table-cell table:formula="=HYPERLINK(&quot;#B2 In-Out.a5:z5&quot;; 1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2: 7.50000000 of 10.00000000 B2&quot;)" table:style-name="taxable_event_note_default"/>
          <table:table-cell table:formula="=HYPERLINK(&quot;#B2 In-Out.a5:z5&quot;; &quot;2020-02-01 08:41:00+00:00&quot;)" table:style-name="acquired_lot_default"/>
          <table:table-cell table:formula="=HYPERLINK(&quot;#B2 In-Out.a5:z5&quot;; 0.75)" table:style-name="acquired_lot_percent"/>
          <table:table-cell table:formula="=HYPERLINK(&quot;#B2 In-Out.a5:z5&quot;; 75.75000000000000000)" table:style-name="acquired_lot_fiat"/>
          <table:table-cell table:formula="=HYPERLINK(&quot;#B2 In-Out.a5:z5&quot;; 0.7500000000000)" table:style-name="acquired_lot_fiat"/>
          <table:table-cell table:formula="=HYPERLINK(&quot;#B2 In-Out.a5:z5&quot;; 75.75000000000000000)" table:style-name="highlighted_fiat"/>
          <table:table-cell table:formula="=HYPERLINK(&quot;#B2 In-Out.a5:z5&quot;; 1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2: 2.50000000 of 10.00000000 B2&quot;)" table:style-name="taxable_event_note_default"/>
          <table:table-cell table:formula="=HYPERLINK(&quot;#B2 In-Out.a4:z4&quot;; &quot;2020-01-01 08:41:00+00:00&quot;)" table:style-name="acquired_lot_alt_default"/>
          <table:table-cell table:formula="=HYPERLINK(&quot;#B2 In-Out.a4:z4&quot;; 0.25)" table:style-name="acquired_lot_alt_percent"/>
          <table:table-cell table:formula="=HYPERLINK(&quot;#B2 In-Out.a4:z4&quot;; 25.25000000000000000)" table:style-name="acquired_lot_alt_fiat"/>
          <table:table-cell table:formula="=HYPERLINK(&quot;#B2 In-Out.a4:z4&quot;; 0.2500000000000)" table:style-name="acquired_lot_alt_fiat"/>
          <table:table-cell table:formula="=HYPERLINK(&quot;#B2 In-Out.a4:z4&quot;; 25.25000000000000000)" table:style-name="highlighted_fiat"/>
          <table:table-cell table:formula="=HYPERLINK(&quot;#B2 In-Out.a4:z4&quot;; 1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" office:value-type="float" table:style-name="transparent_crypto"/>
          <table:table-cell office:value="25000.0" office:value-type="float" table:style-name="taxable_event_fiat"/>
          <table:table-cell office:value="25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812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2:z12&quot;; &quot;2019-12-11 19:58:00+00:00&quot;)" table:style-name="taxable_event_default"/>
          <table:table-cell table:formula="=HYPERLINK(&quot;#B3 In-Out.a12:z12&quot;; &quot;OUT / SELL&quot;)" table:style-name="taxable_event_default"/>
          <table:table-cell table:formula="=HYPERLINK(&quot;#B3 In-Out.a12:z12&quot;; 1)" table:style-name="taxable_event_percent"/>
          <table:table-cell table:formula="=HYPERLINK(&quot;#B3 In-Out.a12:z12&quot;; 11000.000000000000000)" table:style-name="highlighted_fiat"/>
          <table:table-cell table:formula="=HYPERLINK(&quot;#B3 In-Out.a12:z12&quot;; 11000.00000000000)" table:style-name="taxable_event_fiat"/>
          <table:table-cell table:formula="=HYPERLINK(&quot;#B3 In-Out.a12:z12&quot;; &quot;&quot;)" table:style-name="taxable_event_fiat"/>
          <table:table-cell table:formula="=HYPERLINK(&quot;#B3 In-Out.a12:z12&quot;; &quot;1/1: 1.00000000 of 1.00000000 B3&quot;)" table:style-name="taxable_event_note_default"/>
          <table:table-cell table:formula="=HYPERLINK(&quot;#B3 In-Out.a5:z5&quot;; &quot;2019-01-01 08:41:00+00:00&quot;)" table:style-name="acquired_lot_default"/>
          <table:table-cell table:formula="=HYPERLINK(&quot;#B3 In-Out.a5:z5&quot;; 0.3333333333333333333333333333333)" table:style-name="acquired_lot_percent"/>
          <table:table-cell table:formula="=HYPERLINK(&quot;#B3 In-Out.a5:z5&quot;; 3700.00000000000)" table:style-name="acquired_lot_fiat"/>
          <table:table-cell table:formula="=HYPERLINK(&quot;#B3 In-Out.a5:z5&quot;; 33.33333333333333333333333333333)" table:style-name="acquired_lot_fiat"/>
          <table:table-cell table:formula="=HYPERLINK(&quot;#B3 In-Out.a5:z5&quot;; 3700.00000000000)" table:style-name="highlighted_fiat"/>
          <table:table-cell table:formula="=HYPERLINK(&quot;#B3 In-Out.a5:z5&quot;; 11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2/3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0:z20&quot;; &quot;2019-12-21 12:58:10+00:00&quot;)" table:style-name="taxable_event_alt_default"/>
          <table:table-cell table:formula="=HYPERLINK(&quot;#B3 In-Out.a20:z20&quot;; &quot;INTRA / MOVE&quot;)" table:style-name="taxable_event_alt_default"/>
          <table:table-cell table:formula="=HYPERLINK(&quot;#B3 In-Out.a20:z20&quot;; 1)" table:style-name="taxable_event_alt_percent"/>
          <table:table-cell table:formula="=HYPERLINK(&quot;#B3 In-Out.a20:z20&quot;; 11808.0000000000000000)" table:style-name="highlighted_fiat"/>
          <table:table-cell table:formula="=HYPERLINK(&quot;#B3 In-Out.a20:z20&quot;; 14400.00000000000)" table:style-name="taxable_event_alt_fiat"/>
          <table:table-cell table:formula="=HYPERLINK(&quot;#B3 In-Out.a20:z20&quot;; &quot;&quot;)" table:style-name="taxable_event_alt_fiat"/>
          <table:table-cell table:formula="=HYPERLINK(&quot;#B3 In-Out.a20:z20&quot;; &quot;1/1: 0.82000000 of 0.82000000 B3&quot;)" table:style-name="taxable_event_note_default"/>
          <table:table-cell table:formula="=HYPERLINK(&quot;#B3 In-Out.a5:z5&quot;; &quot;2019-01-01 08:41:00+00:00&quot;)" table:style-name="acquired_lot_default"/>
          <table:table-cell table:formula="=HYPERLINK(&quot;#B3 In-Out.a5:z5&quot;; 0.2733333333333333333333333333333)" table:style-name="acquired_lot_percent"/>
          <table:table-cell table:formula="=HYPERLINK(&quot;#B3 In-Out.a5:z5&quot;; 3034.00000000000)" table:style-name="acquired_lot_fiat"/>
          <table:table-cell table:formula="=HYPERLINK(&quot;#B3 In-Out.a5:z5&quot;; 27.33333333333333333333333333333)" table:style-name="acquired_lot_fiat"/>
          <table:table-cell table:formula="=HYPERLINK(&quot;#B3 In-Out.a5:z5&quot;; 3034.00000000000)" table:style-name="highlighted_fiat"/>
          <table:table-cell table:formula="=HYPERLINK(&quot;#B3 In-Out.a5:z5&quot;; 11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3/3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9-12-31 11:18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2000.000000000000000)" table:style-name="highlighted_fiat"/>
          <table:table-cell table:formula="=HYPERLINK(&quot;#B3 In-Out.a4:z4&quot;; 12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82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3:z13&quot;; &quot;2020-01-11 07:10:00+00:00&quot;)" table:style-name="taxable_event_alt_border_default"/>
          <table:table-cell table:formula="=HYPERLINK(&quot;#B3 In-Out.a13:z13&quot;; &quot;OUT / SELL&quot;)" table:style-name="taxable_event_alt_border_default"/>
          <table:table-cell table:formula="=HYPERLINK(&quot;#B3 In-Out.a13:z13&quot;; 1)" table:style-name="taxable_event_alt_border_percent"/>
          <table:table-cell table:formula="=HYPERLINK(&quot;#B3 In-Out.a13:z13&quot;; 12000.000000000000000)" table:style-name="highlighted_border_fiat"/>
          <table:table-cell table:formula="=HYPERLINK(&quot;#B3 In-Out.a13:z13&quot;; 12000.00000000000)" table:style-name="taxable_event_alt_border_fiat"/>
          <table:table-cell table:formula="=HYPERLINK(&quot;#B3 In-Out.a13:z13&quot;; &quot;&quot;)" table:style-name="taxable_event_alt_border_fiat"/>
          <table:table-cell table:formula="=HYPERLINK(&quot;#B3 In-Out.a13:z13&quot;; &quot;1/1: 1.00000000 of 1.00000000 B3&quot;)" table:style-name="taxable_event_note_border_default"/>
          <table:table-cell table:formula="=HYPERLINK(&quot;#B3 In-Out.a4:z4&quot;; &quot;2019-12-31 11:18:00+00:00&quot;)" table:style-name="acquired_lot_alt_border_default"/>
          <table:table-cell table:formula="=HYPERLINK(&quot;#B3 In-Out.a4:z4&quot;; 1)" table:style-name="acquired_lot_alt_border_percent"/>
          <table:table-cell table:formula="=HYPERLINK(&quot;#B3 In-Out.a4:z4&quot;; 12000.000000000000000)" table:style-name="acquired_lot_alt_border_fiat"/>
          <table:table-cell table:formula="=HYPERLINK(&quot;#B3 In-Out.a4:z4&quot;; 0E-11)" table:style-name="acquired_lot_alt_border_fiat"/>
          <table:table-cell table:formula="=HYPERLINK(&quot;#B3 In-Out.a4:z4&quot;; 12000.000000000000000)" table:style-name="highlighted_border_fiat"/>
          <table:table-cell table:formula="=HYPERLINK(&quot;#B3 In-Out.a4:z4&quot;; 12000.00000000000)" table:style-name="acquired_lot_alt_border_fiat"/>
          <table:table-cell table:formula="=HYPERLINK(&quot;#B3 In-Out.a4:z4&quot;; &quot;&quot;)" table:style-name="acquired_lot_alt_border_fiat"/>
          <table:table-cell table:formula="=HYPERLINK(&quot;#B3 In-Out.a4:z4&quot;; &quot;1/1: 1.00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09:45:00+00:00&quot;)" table:style-name="taxable_event_default"/>
          <table:table-cell table:formula="=HYPERLINK(&quot;#B3 In-Out.a5:z5&quot;; &quot;IN / INTEREST&quot;)" table:style-name="taxable_event_default"/>
          <table:table-cell table:formula="=HYPERLINK(&quot;#B3 In-Out.a5:z5&quot;; 1)" table:style-name="taxable_event_percent"/>
          <table:table-cell table:formula="=HYPERLINK(&quot;#B3 In-Out.a5:z5&quot;; 13000.000000000000000)" table:style-name="highlighted_fiat"/>
          <table:table-cell table:formula="=HYPERLINK(&quot;#B3 In-Out.a5:z5&quot;; 13000.00000000000)" table:style-name="taxable_event_fiat"/>
          <table:table-cell table:formula="=HYPERLINK(&quot;#B3 In-Out.a5:z5&quot;; &quot;&quot;)" table:style-name="taxable_event_fiat"/>
          <table:table-cell table:formula="=HYPERLINK(&quot;#B3 In-Out.a5:z5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2-12 17:50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3000.000000000000000)" table:style-name="highlighted_fiat"/>
          <table:table-cell table:formula="=HYPERLINK(&quot;#B3 In-Out.a14:z14&quot;; 130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1/1: 1.00000000 of 1.00000000 B3&quot;)" table:style-name="taxable_event_note_default"/>
          <table:table-cell table:formula="=HYPERLINK(&quot;#B3 In-Out.a5:z5&quot;; &quot;2020-02-01 09:45:00+00:00&quot;)" table:style-name="acquired_lot_default"/>
          <table:table-cell table:formula="=HYPERLINK(&quot;#B3 In-Out.a5:z5&quot;; 1)" table:style-name="acquired_lot_percent"/>
          <table:table-cell table:formula="=HYPERLINK(&quot;#B3 In-Out.a5:z5&quot;; 13000.000000000000000)" table:style-name="acquired_lot_fiat"/>
          <table:table-cell table:formula="=HYPERLINK(&quot;#B3 In-Out.a5:z5&quot;; 0E-11)" table:style-name="acquired_lot_fiat"/>
          <table:table-cell table:formula="=HYPERLINK(&quot;#B3 In-Out.a5:z5&quot;; 13000.000000000000000)" table:style-name="highlighted_fiat"/>
          <table:table-cell table:formula="=HYPERLINK(&quot;#B3 In-Out.a5:z5&quot;; 13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1/1: 1.0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1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20.0" office:value-type="float" table:style-name="taxable_event_fiat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6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Fee-only trans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9.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3.0" office:value-type="float" table:style-name="transparent_crypto"/>
          <table:table-cell office:value="60.0" office:value-type="float" table:style-name="taxable_event_fiat"/>
          <table:table-cell office:value="30.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crypto"/>
          <table:table-cell office:value="8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81818181818182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29.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1)" table:style-name="taxable_event_percent"/>
          <table:table-cell table:formula="=HYPERLINK(&quot;#B4 In-Out.a11:z11&quot;; 60.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1/1: 3.00000000 of 3.00000000 B4&quot;)" table:style-name="taxable_event_note_default"/>
          <table:table-cell table:formula="=HYPERLINK(&quot;#B4 In-Out.a5:z5&quot;; &quot;2020-02-01 09:10:00+00:00&quot;)" table:style-name="acquired_lot_default"/>
          <table:table-cell table:formula="=HYPERLINK(&quot;#B4 In-Out.a5:z5&quot;; 0.3)" table:style-name="acquired_lot_percent"/>
          <table:table-cell table:formula="=HYPERLINK(&quot;#B4 In-Out.a5:z5&quot;; 30.30000000000000000)" table:style-name="acquired_lot_fiat"/>
          <table:table-cell table:formula="=HYPERLINK(&quot;#B4 In-Out.a5:z5&quot;; 0.300000000000)" table:style-name="acquired_lot_fiat"/>
          <table:table-cell table:formula="=HYPERLINK(&quot;#B4 In-Out.a5:z5&quot;; 30.30000000000000000)" table:style-name="highlighted_fiat"/>
          <table:table-cell table:formula="=HYPERLINK(&quot;#B4 In-Out.a5:z5&quot;; 1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1/1: 3.00000000 of 10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19T20:18:30.151207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